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7.093cm" svg:height="12.909cm" svg:x="2.919cm" svg:y="15.964cm">
            <draw:object draw:notify-on-update-of-ranges="Лист1.B5:Лист1.O5 Лист1.B12:Лист1.O12 Лист1.A8:Лист1.A8 Лист1.B10:Лист1.O10 Лист1.B12:Лист1.O12 Лист1.A5:Лист1.A5 Лист1.B7:Лист1.O7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.2" calcext:value-type="float">
            <text:p>8,2</text:p>
          </table:table-cell>
          <table:table-cell office:value-type="float" office:value="4.9" calcext:value-type="float">
            <text:p>4,9</text:p>
          </table:table-cell>
          <table:table-cell office:value-type="float" office:value="5.75" calcext:value-type="float">
            <text:p>5,75</text:p>
          </table:table-cell>
          <table:table-cell office:value-type="float" office:value="4.985" calcext:value-type="float">
            <text:p>4,985</text:p>
          </table:table-cell>
          <table:table-cell office:value-type="float" office:value="6.91" calcext:value-type="float">
            <text:p>6,91</text:p>
          </table:table-cell>
          <table:table-cell office:value-type="float" office:value="5.385" calcext:value-type="float">
            <text:p>5,385</text:p>
          </table:table-cell>
          <table:table-cell office:value-type="float" office:value="5.748571" calcext:value-type="float">
            <text:p>5,748571</text:p>
          </table:table-cell>
          <table:table-cell office:value-type="float" office:value="6.1575" calcext:value-type="float">
            <text:p>6,1575</text:p>
          </table:table-cell>
          <table:table-cell office:value-type="float" office:value="6.407778" calcext:value-type="float">
            <text:p>6,407778</text:p>
          </table:table-cell>
          <table:table-cell office:value-type="float" office:value="6.256" calcext:value-type="float">
            <text:p>6,256</text:p>
          </table:table-cell>
          <table:table-cell office:value-type="float" office:value="6.410909" calcext:value-type="float">
            <text:p>6,410909</text:p>
          </table:table-cell>
          <table:table-cell office:value-type="float" office:value="6.084167" calcext:value-type="float">
            <text:p>6,084167</text:p>
          </table:table-cell>
          <table:table-cell office:value-type="float" office:value="6.391538" calcext:value-type="float">
            <text:p>6,391538</text:p>
          </table:table-cell>
          <table:table-cell office:value-type="float" office:value="6.045" calcext:value-type="float">
            <text:p>6,045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04" calcext:value-type="float">
            <text:p>4,04</text:p>
          </table:table-cell>
          <table:table-cell office:value-type="float" office:value="3" calcext:value-type="float">
            <text:p>3</text:p>
          </table:table-cell>
          <table:table-cell office:value-type="float" office:value="3.026667" calcext:value-type="float">
            <text:p>3,026667</text:p>
          </table:table-cell>
          <table:table-cell office:value-type="float" office:value="3.065" calcext:value-type="float">
            <text:p>3,065</text:p>
          </table:table-cell>
          <table:table-cell office:value-type="float" office:value="3.076" calcext:value-type="float">
            <text:p>3,076</text:p>
          </table:table-cell>
          <table:table-cell office:value-type="float" office:value="3.133333" calcext:value-type="float">
            <text:p>3,133333</text:p>
          </table:table-cell>
          <table:table-cell office:value-type="float" office:value="3.078571" calcext:value-type="float">
            <text:p>3,078571</text:p>
          </table:table-cell>
          <table:table-cell office:value-type="float" office:value="3.03625" calcext:value-type="float">
            <text:p>3,03625</text:p>
          </table:table-cell>
          <table:table-cell office:value-type="float" office:value="3.012222" calcext:value-type="float">
            <text:p>3,012222</text:p>
          </table:table-cell>
          <table:table-cell office:value-type="float" office:value="3.042" calcext:value-type="float">
            <text:p>3,042</text:p>
          </table:table-cell>
          <table:table-cell office:value-type="float" office:value="3.046364" calcext:value-type="float">
            <text:p>3,046364</text:p>
          </table:table-cell>
          <table:table-cell office:value-type="float" office:value="3.120833" calcext:value-type="float">
            <text:p>3,120833</text:p>
          </table:table-cell>
          <table:table-cell office:value-type="float" office:value="3.073077" calcext:value-type="float">
            <text:p>3,073077</text:p>
          </table:table-cell>
          <table:table-cell office:value-type="float" office:value="3.016429" calcext:value-type="float">
            <text:p>3,016429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.07" calcext:value-type="float">
            <text:p>6,07</text:p>
          </table:table-cell>
          <table:table-cell office:value-type="float" office:value="6.08" calcext:value-type="float">
            <text:p>6,08</text:p>
          </table:table-cell>
          <table:table-cell office:value-type="float" office:value="3.923333" calcext:value-type="float">
            <text:p>3,923333</text:p>
          </table:table-cell>
          <table:table-cell office:value-type="float" office:value="5.7325" calcext:value-type="float">
            <text:p>5,7325</text:p>
          </table:table-cell>
          <table:table-cell office:value-type="float" office:value="5.426" calcext:value-type="float">
            <text:p>5,426</text:p>
          </table:table-cell>
          <table:table-cell office:value-type="float" office:value="5.321667" calcext:value-type="float">
            <text:p>5,321667</text:p>
          </table:table-cell>
          <table:table-cell office:value-type="float" office:value="5.992857" calcext:value-type="float">
            <text:p>5,992857</text:p>
          </table:table-cell>
          <table:table-cell office:value-type="float" office:value="6.565" calcext:value-type="float">
            <text:p>6,565</text:p>
          </table:table-cell>
          <table:table-cell office:value-type="float" office:value="5.77" calcext:value-type="float">
            <text:p>5,77</text:p>
          </table:table-cell>
          <table:table-cell office:value-type="float" office:value="6.17" calcext:value-type="float">
            <text:p>6,17</text:p>
          </table:table-cell>
          <table:table-cell office:value-type="float" office:value="6.038182" calcext:value-type="float">
            <text:p>6,038182</text:p>
          </table:table-cell>
          <table:table-cell office:value-type="float" office:value="6.765833" calcext:value-type="float">
            <text:p>6,765833</text:p>
          </table:table-cell>
          <table:table-cell office:value-type="float" office:value="7.058462" calcext:value-type="float">
            <text:p>7,058462</text:p>
          </table:table-cell>
          <table:table-cell office:value-type="float" office:value="6.235" calcext:value-type="float">
            <text:p>6,235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06" calcext:value-type="float">
            <text:p>4,06</text:p>
          </table:table-cell>
          <table:table-cell office:value-type="float" office:value="4.155" calcext:value-type="float">
            <text:p>4,155</text:p>
          </table:table-cell>
          <table:table-cell office:value-type="float" office:value="4.37" calcext:value-type="float">
            <text:p>4,37</text:p>
          </table:table-cell>
          <table:table-cell office:value-type="float" office:value="4.3325" calcext:value-type="float">
            <text:p>4,3325</text:p>
          </table:table-cell>
          <table:table-cell office:value-type="float" office:value="4.25" calcext:value-type="float">
            <text:p>4,25</text:p>
          </table:table-cell>
          <table:table-cell office:value-type="float" office:value="4.243333" calcext:value-type="float">
            <text:p>4,243333</text:p>
          </table:table-cell>
          <table:table-cell office:value-type="float" office:value="4.225714" calcext:value-type="float">
            <text:p>4,225714</text:p>
          </table:table-cell>
          <table:table-cell office:value-type="float" office:value="4.32375" calcext:value-type="float">
            <text:p>4,32375</text:p>
          </table:table-cell>
          <table:table-cell office:value-type="float" office:value="4.004444" calcext:value-type="float">
            <text:p>4,004444</text:p>
          </table:table-cell>
          <table:table-cell office:value-type="float" office:value="4.073" calcext:value-type="float">
            <text:p>4,073</text:p>
          </table:table-cell>
          <table:table-cell office:value-type="float" office:value="4.006364" calcext:value-type="float">
            <text:p>4,006364</text:p>
          </table:table-cell>
          <table:table-cell office:value-type="float" office:value="3.920833" calcext:value-type="float">
            <text:p>3,920833</text:p>
          </table:table-cell>
          <table:table-cell office:value-type="float" office:value="3.891538" calcext:value-type="float">
            <text:p>3,891538</text:p>
          </table:table-cell>
          <table:table-cell office:value-type="float" office:value="3.949286" calcext:value-type="float">
            <text:p>3,949286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06" calcext:value-type="float">
            <text:p>4,06</text:p>
          </table:table-cell>
          <table:table-cell office:value-type="float" office:value="3.58" calcext:value-type="float">
            <text:p>3,58</text:p>
          </table:table-cell>
          <table:table-cell office:value-type="float" office:value="3.59" calcext:value-type="float">
            <text:p>3,59</text:p>
          </table:table-cell>
          <table:table-cell office:value-type="float" office:value="3.7075" calcext:value-type="float">
            <text:p>3,7075</text:p>
          </table:table-cell>
          <table:table-cell office:value-type="float" office:value="3.822" calcext:value-type="float">
            <text:p>3,822</text:p>
          </table:table-cell>
          <table:table-cell office:value-type="float" office:value="3.726667" calcext:value-type="float">
            <text:p>3,726667</text:p>
          </table:table-cell>
          <table:table-cell office:value-type="float" office:value="3.464286" calcext:value-type="float">
            <text:p>3,464286</text:p>
          </table:table-cell>
          <table:table-cell office:value-type="float" office:value="3.5" calcext:value-type="float">
            <text:p>3,5</text:p>
          </table:table-cell>
          <table:table-cell office:value-type="float" office:value="3.563333" calcext:value-type="float">
            <text:p>3,563333</text:p>
          </table:table-cell>
          <table:table-cell office:value-type="float" office:value="3.512" calcext:value-type="float">
            <text:p>3,512</text:p>
          </table:table-cell>
          <table:table-cell office:value-type="float" office:value="3.496364" calcext:value-type="float">
            <text:p>3,496364</text:p>
          </table:table-cell>
          <table:table-cell office:value-type="float" office:value="3.466667" calcext:value-type="float">
            <text:p>3,466667</text:p>
          </table:table-cell>
          <table:table-cell office:value-type="float" office:value="3.62" calcext:value-type="float">
            <text:p>3,62</text:p>
          </table:table-cell>
          <table:table-cell office:value-type="float" office:value="3.603571" calcext:value-type="float">
            <text:p>3,603571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.02" calcext:value-type="float">
            <text:p>5,02</text:p>
          </table:table-cell>
          <table:table-cell office:value-type="float" office:value="3.855" calcext:value-type="float">
            <text:p>3,855</text:p>
          </table:table-cell>
          <table:table-cell office:value-type="float" office:value="3.45" calcext:value-type="float">
            <text:p>3,45</text:p>
          </table:table-cell>
          <table:table-cell office:value-type="float" office:value="3.6025" calcext:value-type="float">
            <text:p>3,6025</text:p>
          </table:table-cell>
          <table:table-cell office:value-type="float" office:value="3.538" calcext:value-type="float">
            <text:p>3,538</text:p>
          </table:table-cell>
          <table:table-cell office:value-type="float" office:value="3.541667" calcext:value-type="float">
            <text:p>3,541667</text:p>
          </table:table-cell>
          <table:table-cell office:value-type="float" office:value="3.541429" calcext:value-type="float">
            <text:p>3,541429</text:p>
          </table:table-cell>
          <table:table-cell office:value-type="float" office:value="3.49" calcext:value-type="float">
            <text:p>3,49</text:p>
          </table:table-cell>
          <table:table-cell office:value-type="float" office:value="3.568889" calcext:value-type="float">
            <text:p>3,568889</text:p>
          </table:table-cell>
          <table:table-cell office:value-type="float" office:value="3.584" calcext:value-type="float">
            <text:p>3,584</text:p>
          </table:table-cell>
          <table:table-cell office:value-type="float" office:value="3.537273" calcext:value-type="float">
            <text:p>3,537273</text:p>
          </table:table-cell>
          <table:table-cell office:value-type="float" office:value="3.499167" calcext:value-type="float">
            <text:p>3,499167</text:p>
          </table:table-cell>
          <table:table-cell office:value-type="float" office:value="3.513077" calcext:value-type="float">
            <text:p>3,513077</text:p>
          </table:table-cell>
          <table:table-cell office:value-type="float" office:value="3.497143" calcext:value-type="float">
            <text:p>3,497143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.73" calcext:value-type="float">
            <text:p>5,73</text:p>
          </table:table-cell>
          <table:table-cell office:value-type="float" office:value="4.675" calcext:value-type="float">
            <text:p>4,675</text:p>
          </table:table-cell>
          <table:table-cell office:value-type="float" office:value="3.69" calcext:value-type="float">
            <text:p>3,69</text:p>
          </table:table-cell>
          <table:table-cell office:value-type="float" office:value="3.79" calcext:value-type="float">
            <text:p>3,79</text:p>
          </table:table-cell>
          <table:table-cell office:value-type="float" office:value="4.202" calcext:value-type="float">
            <text:p>4,202</text:p>
          </table:table-cell>
          <table:table-cell office:value-type="float" office:value="3.84" calcext:value-type="float">
            <text:p>3,84</text:p>
          </table:table-cell>
          <table:table-cell office:value-type="float" office:value="3.661429" calcext:value-type="float">
            <text:p>3,661429</text:p>
          </table:table-cell>
          <table:table-cell office:value-type="float" office:value="4.02125" calcext:value-type="float">
            <text:p>4,02125</text:p>
          </table:table-cell>
          <table:table-cell office:value-type="float" office:value="3.693333" calcext:value-type="float">
            <text:p>3,693333</text:p>
          </table:table-cell>
          <table:table-cell office:value-type="float" office:value="3.753" calcext:value-type="float">
            <text:p>3,753</text:p>
          </table:table-cell>
          <table:table-cell office:value-type="float" office:value="3.908182" calcext:value-type="float">
            <text:p>3,908182</text:p>
          </table:table-cell>
          <table:table-cell office:value-type="float" office:value="3.975" calcext:value-type="float">
            <text:p>3,975</text:p>
          </table:table-cell>
          <table:table-cell office:value-type="float" office:value="3.792308" calcext:value-type="float">
            <text:p>3,792308</text:p>
          </table:table-cell>
          <table:table-cell office:value-type="float" office:value="3.776429" calcext:value-type="float">
            <text:p>3,776429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.9" calcext:value-type="float">
            <text:p>6,9</text:p>
          </table:table-cell>
          <table:table-cell office:value-type="float" office:value="4.941842" calcext:value-type="float">
            <text:p>4,941842</text:p>
          </table:table-cell>
          <table:table-cell office:value-type="float" office:value="5.531404" calcext:value-type="float">
            <text:p>5,531404</text:p>
          </table:table-cell>
          <table:table-cell office:value-type="float" office:value="4.075" calcext:value-type="float">
            <text:p>4,075</text:p>
          </table:table-cell>
          <table:table-cell office:value-type="float" office:value="5.228" calcext:value-type="float">
            <text:p>5,228</text:p>
          </table:table-cell>
          <table:table-cell office:value-type="float" office:value="4.753333" calcext:value-type="float">
            <text:p>4,753333</text:p>
          </table:table-cell>
          <table:table-cell office:value-type="float" office:value="5.103308" calcext:value-type="float">
            <text:p>5,103308</text:p>
          </table:table-cell>
          <table:table-cell office:value-type="float" office:value="4.726711" calcext:value-type="float">
            <text:p>4,726711</text:p>
          </table:table-cell>
          <table:table-cell office:value-type="float" office:value="4.249064" calcext:value-type="float">
            <text:p>4,249064</text:p>
          </table:table-cell>
          <table:table-cell office:value-type="float" office:value="4.153632" calcext:value-type="float">
            <text:p>4,153632</text:p>
          </table:table-cell>
          <table:table-cell office:value-type="float" office:value="4.112727" calcext:value-type="float">
            <text:p>4,112727</text:p>
          </table:table-cell>
          <table:table-cell office:value-type="float" office:value="4.101842" calcext:value-type="float">
            <text:p>4,101842</text:p>
          </table:table-cell>
          <table:table-cell office:value-type="float" office:value="4.366923" calcext:value-type="float">
            <text:p>4,366923</text:p>
          </table:table-cell>
          <table:table-cell office:value-type="float" office:value="4.165489" calcext:value-type="float">
            <text:p>4,165489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32" calcext:value-type="float">
            <text:p>4,32</text:p>
          </table:table-cell>
          <table:table-cell office:value-type="float" office:value="4.155" calcext:value-type="float">
            <text:p>4,155</text:p>
          </table:table-cell>
          <table:table-cell office:value-type="float" office:value="3.746667" calcext:value-type="float">
            <text:p>3,746667</text:p>
          </table:table-cell>
          <table:table-cell office:value-type="float" office:value="4.400395" calcext:value-type="float">
            <text:p>4,400395</text:p>
          </table:table-cell>
          <table:table-cell office:value-type="float" office:value="4.710316" calcext:value-type="float">
            <text:p>4,710316</text:p>
          </table:table-cell>
          <table:table-cell office:value-type="float" office:value="4.096316" calcext:value-type="float">
            <text:p>4,096316</text:p>
          </table:table-cell>
          <table:table-cell office:value-type="float" office:value="4.091429" calcext:value-type="float">
            <text:p>4,091429</text:p>
          </table:table-cell>
          <table:table-cell office:value-type="float" office:value="3.846711" calcext:value-type="float">
            <text:p>3,846711</text:p>
          </table:table-cell>
          <table:table-cell office:value-type="float" office:value="4.647115" calcext:value-type="float">
            <text:p>4,647115</text:p>
          </table:table-cell>
          <table:table-cell office:value-type="float" office:value="4.717421" calcext:value-type="float">
            <text:p>4,717421</text:p>
          </table:table-cell>
          <table:table-cell office:value-type="float" office:value="4.595215" calcext:value-type="float">
            <text:p>4,595215</text:p>
          </table:table-cell>
          <table:table-cell office:value-type="float" office:value="4.900054" calcext:value-type="float">
            <text:p>4,900054</text:p>
          </table:table-cell>
          <table:table-cell office:value-type="float" office:value="4.281377" calcext:value-type="float">
            <text:p>4,281377</text:p>
          </table:table-cell>
          <table:table-cell office:value-type="float" office:value="3.83" calcext:value-type="float">
            <text:p>3,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.00.0000</text:date>, <text:time style:data-style-name="N2" text:time-value="14:48:54.79692894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4T14:50:20.918131911</dc:date>
    <meta:editing-duration>PT11H24M58S</meta:editing-duration>
    <meta:editing-cycles>6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94cm" svg:height="12.91cm" xlink:href=".." xlink:type="simple" chart:class="chart:scatter" chart:style-name="ch1">
        <chart:title svg:x="10.368cm" svg:y="0.394cm" chart:style-name="ch2">
          <text:p>change_M_metric_query_count</text:p>
        </chart:title>
        <chart:legend chart:legend-position="end" svg:x="19.003cm" svg:y="4.164cm" style:legend-expansion="high" chart:style-name="ch3"/>
        <chart:plot-area chart:style-name="ch4" table:cell-range-address="Лист1.A5:Лист1.O5 Лист1.B12:Лист1.O13 Лист1.A8:Лист1.A8 Лист1.B10:Лист1.O10 Лист1.B7:Лист1.O7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541cm" svg:y="1.457cm" svg:width="17.921cm" svg:height="11.195cm">
          <chartooo:coordinate-region svg:x="0.977cm" svg:y="1.656cm" svg:width="17.298cm" svg:height="10.349cm"/>
          <chart:axis chart:dimension="x" chart:name="primary-x" chart:style-name="ch5" chartooo:axis-type="auto">
            <chart:categories table:cell-range-address="Лист1.B5:Лист1.O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0:Лист1.O10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7:Лист1.O7" chart:label-cell-address="Лист1.A5:Лист1.A5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4.04">
                <text:p>4.04</text:p>
                <draw:g>
                  <svg:desc>Лист1.B10:Лист1.O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026667">
                <text:p>3.026667</text:p>
              </table:table-cell>
              <table:table-cell office:value-type="float" office:value="3.065">
                <text:p>3.065</text:p>
              </table:table-cell>
              <table:table-cell office:value-type="float" office:value="3.076">
                <text:p>3.076</text:p>
              </table:table-cell>
              <table:table-cell office:value-type="float" office:value="3.133333">
                <text:p>3.133333</text:p>
              </table:table-cell>
              <table:table-cell office:value-type="float" office:value="3.078571">
                <text:p>3.078571</text:p>
              </table:table-cell>
              <table:table-cell office:value-type="float" office:value="3.03625">
                <text:p>3.03625</text:p>
              </table:table-cell>
              <table:table-cell office:value-type="float" office:value="3.012222">
                <text:p>3.012222</text:p>
              </table:table-cell>
              <table:table-cell office:value-type="float" office:value="3.042">
                <text:p>3.042</text:p>
              </table:table-cell>
              <table:table-cell office:value-type="float" office:value="3.046364">
                <text:p>3.046364</text:p>
              </table:table-cell>
              <table:table-cell office:value-type="float" office:value="3.120833">
                <text:p>3.120833</text:p>
              </table:table-cell>
              <table:table-cell office:value-type="float" office:value="3.073077">
                <text:p>3.073077</text:p>
              </table:table-cell>
              <table:table-cell office:value-type="float" office:value="3.016429">
                <text:p>3.016429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8.2">
                <text:p>8.2</text:p>
                <draw:g>
                  <svg:desc>Лист1.B7:Лист1.O7</svg:desc>
                </draw:g>
              </table:table-cell>
              <table:table-cell office:value-type="float" office:value="4.9">
                <text:p>4.9</text:p>
              </table:table-cell>
              <table:table-cell office:value-type="float" office:value="5.75">
                <text:p>5.75</text:p>
              </table:table-cell>
              <table:table-cell office:value-type="float" office:value="4.985">
                <text:p>4.985</text:p>
              </table:table-cell>
              <table:table-cell office:value-type="float" office:value="6.91">
                <text:p>6.91</text:p>
              </table:table-cell>
              <table:table-cell office:value-type="float" office:value="5.385">
                <text:p>5.385</text:p>
              </table:table-cell>
              <table:table-cell office:value-type="float" office:value="5.748571">
                <text:p>5.748571</text:p>
              </table:table-cell>
              <table:table-cell office:value-type="float" office:value="6.1575">
                <text:p>6.1575</text:p>
              </table:table-cell>
              <table:table-cell office:value-type="float" office:value="6.407778">
                <text:p>6.407778</text:p>
              </table:table-cell>
              <table:table-cell office:value-type="float" office:value="6.256">
                <text:p>6.256</text:p>
              </table:table-cell>
              <table:table-cell office:value-type="float" office:value="6.410909">
                <text:p>6.410909</text:p>
              </table:table-cell>
              <table:table-cell office:value-type="float" office:value="6.084167">
                <text:p>6.084167</text:p>
              </table:table-cell>
              <table:table-cell office:value-type="float" office:value="6.391538">
                <text:p>6.391538</text:p>
              </table:table-cell>
              <table:table-cell office:value-type="float" office:value="6.045">
                <text:p>6.04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6.07">
                <text:p>6.07</text:p>
                <draw:g>
                  <svg:desc>Лист1.B13:Лист1.O13</svg:desc>
                </draw:g>
              </table:table-cell>
              <table:table-cell office:value-type="float" office:value="6.08">
                <text:p>6.08</text:p>
              </table:table-cell>
              <table:table-cell office:value-type="float" office:value="3.923333">
                <text:p>3.923333</text:p>
              </table:table-cell>
              <table:table-cell office:value-type="float" office:value="5.7325">
                <text:p>5.7325</text:p>
              </table:table-cell>
              <table:table-cell office:value-type="float" office:value="5.426">
                <text:p>5.426</text:p>
              </table:table-cell>
              <table:table-cell office:value-type="float" office:value="5.321667">
                <text:p>5.321667</text:p>
              </table:table-cell>
              <table:table-cell office:value-type="float" office:value="5.992857">
                <text:p>5.992857</text:p>
              </table:table-cell>
              <table:table-cell office:value-type="float" office:value="6.565">
                <text:p>6.565</text:p>
              </table:table-cell>
              <table:table-cell office:value-type="float" office:value="5.77">
                <text:p>5.77</text:p>
              </table:table-cell>
              <table:table-cell office:value-type="float" office:value="6.17">
                <text:p>6.17</text:p>
              </table:table-cell>
              <table:table-cell office:value-type="float" office:value="6.038182">
                <text:p>6.038182</text:p>
              </table:table-cell>
              <table:table-cell office:value-type="float" office:value="6.765833">
                <text:p>6.765833</text:p>
              </table:table-cell>
              <table:table-cell office:value-type="float" office:value="7.058462">
                <text:p>7.058462</text:p>
              </table:table-cell>
              <table:table-cell office:value-type="float" office:value="6.235">
                <text:p>6.235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4.06">
                <text:p>4.06</text:p>
                <draw:g>
                  <svg:desc>Лист1.B16:Лист1.O16</svg:desc>
                </draw:g>
              </table:table-cell>
              <table:table-cell office:value-type="float" office:value="4.155">
                <text:p>4.155</text:p>
              </table:table-cell>
              <table:table-cell office:value-type="float" office:value="4.37">
                <text:p>4.37</text:p>
              </table:table-cell>
              <table:table-cell office:value-type="float" office:value="4.3325">
                <text:p>4.3325</text:p>
              </table:table-cell>
              <table:table-cell office:value-type="float" office:value="4.25">
                <text:p>4.25</text:p>
              </table:table-cell>
              <table:table-cell office:value-type="float" office:value="4.243333">
                <text:p>4.243333</text:p>
              </table:table-cell>
              <table:table-cell office:value-type="float" office:value="4.225714">
                <text:p>4.225714</text:p>
              </table:table-cell>
              <table:table-cell office:value-type="float" office:value="4.32375">
                <text:p>4.32375</text:p>
              </table:table-cell>
              <table:table-cell office:value-type="float" office:value="4.004444">
                <text:p>4.004444</text:p>
              </table:table-cell>
              <table:table-cell office:value-type="float" office:value="4.073">
                <text:p>4.073</text:p>
              </table:table-cell>
              <table:table-cell office:value-type="float" office:value="4.006364">
                <text:p>4.006364</text:p>
              </table:table-cell>
              <table:table-cell office:value-type="float" office:value="3.920833">
                <text:p>3.920833</text:p>
              </table:table-cell>
              <table:table-cell office:value-type="float" office:value="3.891538">
                <text:p>3.891538</text:p>
              </table:table-cell>
              <table:table-cell office:value-type="float" office:value="3.949286">
                <text:p>3.949286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4.06">
                <text:p>4.06</text:p>
                <draw:g>
                  <svg:desc>Лист1.B19:Лист1.O19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3.59">
                <text:p>3.59</text:p>
              </table:table-cell>
              <table:table-cell office:value-type="float" office:value="3.7075">
                <text:p>3.7075</text:p>
              </table:table-cell>
              <table:table-cell office:value-type="float" office:value="3.822">
                <text:p>3.822</text:p>
              </table:table-cell>
              <table:table-cell office:value-type="float" office:value="3.726667">
                <text:p>3.726667</text:p>
              </table:table-cell>
              <table:table-cell office:value-type="float" office:value="3.464286">
                <text:p>3.464286</text:p>
              </table:table-cell>
              <table:table-cell office:value-type="float" office:value="3.5">
                <text:p>3.5</text:p>
              </table:table-cell>
              <table:table-cell office:value-type="float" office:value="3.563333">
                <text:p>3.563333</text:p>
              </table:table-cell>
              <table:table-cell office:value-type="float" office:value="3.512">
                <text:p>3.512</text:p>
              </table:table-cell>
              <table:table-cell office:value-type="float" office:value="3.496364">
                <text:p>3.496364</text:p>
              </table:table-cell>
              <table:table-cell office:value-type="float" office:value="3.466667">
                <text:p>3.466667</text:p>
              </table:table-cell>
              <table:table-cell office:value-type="float" office:value="3.62">
                <text:p>3.62</text:p>
              </table:table-cell>
              <table:table-cell office:value-type="float" office:value="3.603571">
                <text:p>3.603571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5.02">
                <text:p>5.02</text:p>
                <draw:g>
                  <svg:desc>Лист1.B22:Лист1.O22</svg:desc>
                </draw:g>
              </table:table-cell>
              <table:table-cell office:value-type="float" office:value="3.855">
                <text:p>3.855</text:p>
              </table:table-cell>
              <table:table-cell office:value-type="float" office:value="3.45">
                <text:p>3.45</text:p>
              </table:table-cell>
              <table:table-cell office:value-type="float" office:value="3.6025">
                <text:p>3.6025</text:p>
              </table:table-cell>
              <table:table-cell office:value-type="float" office:value="3.538">
                <text:p>3.538</text:p>
              </table:table-cell>
              <table:table-cell office:value-type="float" office:value="3.541667">
                <text:p>3.541667</text:p>
              </table:table-cell>
              <table:table-cell office:value-type="float" office:value="3.541429">
                <text:p>3.541429</text:p>
              </table:table-cell>
              <table:table-cell office:value-type="float" office:value="3.49">
                <text:p>3.49</text:p>
              </table:table-cell>
              <table:table-cell office:value-type="float" office:value="3.568889">
                <text:p>3.568889</text:p>
              </table:table-cell>
              <table:table-cell office:value-type="float" office:value="3.584">
                <text:p>3.584</text:p>
              </table:table-cell>
              <table:table-cell office:value-type="float" office:value="3.537273">
                <text:p>3.537273</text:p>
              </table:table-cell>
              <table:table-cell office:value-type="float" office:value="3.499167">
                <text:p>3.499167</text:p>
              </table:table-cell>
              <table:table-cell office:value-type="float" office:value="3.513077">
                <text:p>3.513077</text:p>
              </table:table-cell>
              <table:table-cell office:value-type="float" office:value="3.497143">
                <text:p>3.497143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5.73">
                <text:p>5.73</text:p>
                <draw:g>
                  <svg:desc>Лист1.B25:Лист1.O25</svg:desc>
                </draw:g>
              </table:table-cell>
              <table:table-cell office:value-type="float" office:value="4.675">
                <text:p>4.675</text:p>
              </table:table-cell>
              <table:table-cell office:value-type="float" office:value="3.69">
                <text:p>3.69</text:p>
              </table:table-cell>
              <table:table-cell office:value-type="float" office:value="3.79">
                <text:p>3.79</text:p>
              </table:table-cell>
              <table:table-cell office:value-type="float" office:value="4.202">
                <text:p>4.202</text:p>
              </table:table-cell>
              <table:table-cell office:value-type="float" office:value="3.84">
                <text:p>3.84</text:p>
              </table:table-cell>
              <table:table-cell office:value-type="float" office:value="3.661429">
                <text:p>3.661429</text:p>
              </table:table-cell>
              <table:table-cell office:value-type="float" office:value="4.02125">
                <text:p>4.02125</text:p>
              </table:table-cell>
              <table:table-cell office:value-type="float" office:value="3.693333">
                <text:p>3.693333</text:p>
              </table:table-cell>
              <table:table-cell office:value-type="float" office:value="3.753">
                <text:p>3.753</text:p>
              </table:table-cell>
              <table:table-cell office:value-type="float" office:value="3.908182">
                <text:p>3.908182</text:p>
              </table:table-cell>
              <table:table-cell office:value-type="float" office:value="3.975">
                <text:p>3.975</text:p>
              </table:table-cell>
              <table:table-cell office:value-type="float" office:value="3.792308">
                <text:p>3.792308</text:p>
              </table:table-cell>
              <table:table-cell office:value-type="float" office:value="3.776429">
                <text:p>3.776429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6.9">
                <text:p>6.9</text:p>
                <draw:g>
                  <svg:desc>Лист1.B28:Лист1.O28</svg:desc>
                </draw:g>
              </table:table-cell>
              <table:table-cell office:value-type="float" office:value="4.941842">
                <text:p>4.941842</text:p>
              </table:table-cell>
              <table:table-cell office:value-type="float" office:value="5.531404">
                <text:p>5.531404</text:p>
              </table:table-cell>
              <table:table-cell office:value-type="float" office:value="4.075">
                <text:p>4.075</text:p>
              </table:table-cell>
              <table:table-cell office:value-type="float" office:value="5.228">
                <text:p>5.228</text:p>
              </table:table-cell>
              <table:table-cell office:value-type="float" office:value="4.753333">
                <text:p>4.753333</text:p>
              </table:table-cell>
              <table:table-cell office:value-type="float" office:value="5.103308">
                <text:p>5.103308</text:p>
              </table:table-cell>
              <table:table-cell office:value-type="float" office:value="4.726711">
                <text:p>4.726711</text:p>
              </table:table-cell>
              <table:table-cell office:value-type="float" office:value="4.249064">
                <text:p>4.249064</text:p>
              </table:table-cell>
              <table:table-cell office:value-type="float" office:value="4.153632">
                <text:p>4.153632</text:p>
              </table:table-cell>
              <table:table-cell office:value-type="float" office:value="4.112727">
                <text:p>4.112727</text:p>
              </table:table-cell>
              <table:table-cell office:value-type="float" office:value="4.101842">
                <text:p>4.101842</text:p>
              </table:table-cell>
              <table:table-cell office:value-type="float" office:value="4.366923">
                <text:p>4.366923</text:p>
              </table:table-cell>
              <table:table-cell office:value-type="float" office:value="4.165489">
                <text:p>4.165489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4.32">
                <text:p>4.32</text:p>
                <draw:g>
                  <svg:desc>Лист1.B31:Лист1.O31</svg:desc>
                </draw:g>
              </table:table-cell>
              <table:table-cell office:value-type="float" office:value="4.155">
                <text:p>4.155</text:p>
              </table:table-cell>
              <table:table-cell office:value-type="float" office:value="3.746667">
                <text:p>3.746667</text:p>
              </table:table-cell>
              <table:table-cell office:value-type="float" office:value="4.400395">
                <text:p>4.400395</text:p>
              </table:table-cell>
              <table:table-cell office:value-type="float" office:value="4.710316">
                <text:p>4.710316</text:p>
              </table:table-cell>
              <table:table-cell office:value-type="float" office:value="4.096316">
                <text:p>4.096316</text:p>
              </table:table-cell>
              <table:table-cell office:value-type="float" office:value="4.091429">
                <text:p>4.091429</text:p>
              </table:table-cell>
              <table:table-cell office:value-type="float" office:value="3.846711">
                <text:p>3.846711</text:p>
              </table:table-cell>
              <table:table-cell office:value-type="float" office:value="4.647115">
                <text:p>4.647115</text:p>
              </table:table-cell>
              <table:table-cell office:value-type="float" office:value="4.717421">
                <text:p>4.717421</text:p>
              </table:table-cell>
              <table:table-cell office:value-type="float" office:value="4.595215">
                <text:p>4.595215</text:p>
              </table:table-cell>
              <table:table-cell office:value-type="float" office:value="4.900054">
                <text:p>4.900054</text:p>
              </table:table-cell>
              <table:table-cell office:value-type="float" office:value="4.281377">
                <text:p>4.281377</text:p>
              </table:table-cell>
              <table:table-cell office:value-type="float" office:value="3.83">
                <text:p>3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